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97d0" officeooo:paragraph-rsid="001797d0"/>
    </style:style>
    <style:style style:name="P2" style:family="paragraph" style:parent-style-name="Standard">
      <style:text-properties officeooo:rsid="001797d0" officeooo:paragraph-rsid="0017b540"/>
    </style:style>
    <style:style style:name="P3" style:family="paragraph" style:parent-style-name="Standard">
      <style:text-properties officeooo:rsid="001797d0" officeooo:paragraph-rsid="002051ef"/>
    </style:style>
    <style:style style:name="P4" style:family="paragraph" style:parent-style-name="Standard">
      <style:text-properties officeooo:rsid="001a2cc5" officeooo:paragraph-rsid="001a2cc5"/>
    </style:style>
    <style:style style:name="P5" style:family="paragraph" style:parent-style-name="Standard">
      <style:paragraph-properties fo:text-align="end" style:justify-single-word="false"/>
      <style:text-properties officeooo:rsid="001db88a" officeooo:paragraph-rsid="001db88a"/>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officeooo:rsid="001797d0"/>
    </style:style>
    <style:style style:name="T2" style:family="text">
      <style:text-properties officeooo:rsid="0017b540"/>
    </style:style>
    <style:style style:name="T3" style:family="text">
      <style:text-properties officeooo:rsid="0017ce85"/>
    </style:style>
    <style:style style:name="T4" style:family="text">
      <style:text-properties officeooo:rsid="00195033"/>
    </style:style>
    <style:style style:name="T5" style:family="text">
      <style:text-properties officeooo:rsid="001a2cc5"/>
    </style:style>
    <style:style style:name="T6" style:family="text">
      <style:text-properties officeooo:rsid="001bdfde"/>
    </style:style>
    <style:style style:name="T7" style:family="text">
      <style:text-properties officeooo:rsid="001db8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7">[보정 구름]</text:span>의 방향에 대하여</text:p>
      <text:p text:style-name="P5"/>
      <text:p text:style-name="P5">2015년 7월 24일 금요일</text:p>
      <text:p text:style-name="Standard"/>
      <text:p text:style-name="Standard">안녕하십니까. <text:span text:style-name="T1">[</text:span>보정 구름<text:span text:style-name="T1">]</text:span> 컴퓨터 동아리의 자문을 맡고 있는 강승원입니다. 약 <text:span text:style-name="T1">1달 </text:span>동안 <text:span text:style-name="T1">ROTC 하계입영훈련을 받느라 이제서야 [보정 구름]이 나아가야할 방향에 대해서 말을 꺼내게 된 점 죄송합니다. 우선 </text:span>오늘 방학식을 했다고 들었는데, 한 학기 동안 모두들 수고하셨습니다. 그리고 모두들 이그나이트 대회에 성실하게 참여했다는 말을 들었습니다. 이그나이트에 참여하지 않은 사람들은 엄하게 처단(?<text:span text:style-name="T5">)할 생각이었는데, 그럴 필요가 없어서 개인적으로도 정말 기쁩니다.</text:span></text:p>
      <text:p text:style-name="Standard"/>
      <text:p text:style-name="P1">[보정 구름]은 대표적인 프로그래밍 언어인 C언어를 배우는 것을 목적으로 만들어진 동아리입니다. 초기에는 제가 직접 동아리원을 가르쳤고, 멘토 - 멘티제를 통해서 동아리 안에서 보정고 학생들 스스로 C언어를 배워나갈 수 있게 했습니다. 하지만 2~3년 정도 동아리를 운영해보니, 단순히 C언어를 배우는 것만으로는 프로그래밍의 진정한 재미를 느끼기 쉽지 않다는 생각이 들었습니다. 아무래도 결과물이 로봇처럼 손으로 만질 수 있는 것이 아니라, 검은 창을 모니터에 띄우는 등의 개념적으로만 이해해야하는 것에 머물다보니, 이를 이용해서 재미있는 것을 만들어 보기가 어렵다는 생각이 들었습니다. 또한 라즈베리파이, 아두이노 등의 비전공자가 비교적 다루기 쉬운 오픈소스 하드웨어들이 많이 등장하고 있고, 이를 이용해서 흥미로운 것들을 만들어내는 외국 중학생들과 고등학생들을 보면서 우리라고 못할 것은 없다는 생각이 들었습니다.</text:p>
      <text:p text:style-name="P1"/>
      <text:p text:style-name="P2">따라서 이제는 <text:span text:style-name="T2">[보정 구름]</text:span>의 목적과 목표를 조금 수정하고자 합니다. <text:span text:style-name="T2">[보정 구름]</text:span>에서 하는 활동을 아두이노를 이용한 하드웨어 프로그래밍에 집중하고자 합니다. 하지만 바로 다음 학기부터 동아리 안에서 <text:span text:style-name="T3">C언어를 배우는 것을 그만두겠다는 것은 아닙니다. 빠르면 이번 겨울까지 늦으면 내년까지는 C언어 교육을 지속할 것입니다.</text:span> 그리고 이번 여름 방학동안에는 희망자에 한해서 아두이노 교육을 진행할 생각입니다. </text:p>
      <text:p text:style-name="P2"><text:span text:style-name="T5"><text:s/></text:span></text:p>
      <text:p text:style-name="P2">교육 계획은 요약하자면 다음과 같습니다:</text:p>
      <text:p text:style-name="P2"/>
      <text:p text:style-name="P4">1. <text:a xlink:type="simple" xlink:href="http://wiki.vctec.co.kr/opensource" text:style-name="Internet_20_link" text:visited-style-name="Visited_20_Internet_20_Link">http://wiki.vctec.co.kr/opensource</text:a></text:p>
      <text:p text:style-name="P4">2. <text:a xlink:type="simple" xlink:href="http://www.hardcopyworld.com/gnuboard5/bbs/board.php?bo_table=lecture_begin&amp;wr_id=5&amp;page=1" text:style-name="Internet_20_link" text:visited-style-name="Visited_20_Internet_20_Link">http://www.hardcopyworld.com/gnuboard5/bbs/board.php?bo_table=lecture_begin&amp;wr_id=5&amp;page=1</text:a></text:p>
      <text:p text:style-name="P4"/>
      <text:p text:style-name="P4">위 두 링크에 게시된 아두이노 강좌를 참고해서 교육을 진행할 생각입니다. <text:span text:style-name="T6">'</text:span>아두이노 UNO<text:span text:style-name="T6">'</text:span>를 사용할 것이고 교육에 필요한 부품들<text:span text:style-name="T6">(LED, 전선, 스위치, 버저 등)은 희망자들끼리 함께 구매하겠지만, 금액은 개별적으로 부담할 계획입니다.</text:span></text:p>
      <text:p text:style-name="P2"/>
      <text:p text:style-name="P3">아무도 아두이노 교육에 참여하지 않는 경우를 염려하여 한 마디 남기고자 합니다. 아무도 하지 않겠다고 한다면, 저는 저대로 저에게 투자할 수 있는 시간이 늘어나기 때문에 문제될 것은 없습니다. 하지만 시간이 지날수록 제가 <text:span text:style-name="T4">[보정 구름]에 투자할 수 있는 시간은 줄어들고, 새로운 것을 하기로 결정한 상태에서 아무것도 하지 못하고 흐지부지 되어버린다면 결국 여러분의 동아리를 내방쳐두는 결과를 가져오게 됩니다. 저는 이와 같은 최악의 상황을 피하고자 아두이노 교육 희망자가 아무도 없다면 이 계획은 더 이상 진행하지 않을 생각입니다. 제가 여러분에게 제공할 수 있는 아두이노 교육 기회는 이번이 처음이자 마지막일 수 있습니다. 하지만 냉정하게 생각하시기 바랍니다. 여러분에게 이보다 학교 공부가 더 많이 필요하다면 길지 않은 여름방학에 마땅히 학교 공부에 집중하는 것이 더 합리적이기 때문입니다.</text:span></text:p>
      <text:p text:style-name="P2"/>
      <text:p text:style-name="P2">이상입니다. 긴 글 읽어주셔서 감사합니다.</text:p>
      <text:p text:style-name="P2">희망자는 저한테나 이남주 동아리 회장에게 문자나 카톡으로 알려주시면 되겠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ko" style:country-asian="KR"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19:41:01.482607000</meta:creation-date>
    <dc:date>2015-07-24T20:43:20.824010000</dc:date>
    <meta:editing-duration>PT16M44S</meta:editing-duration>
    <meta:editing-cycles>9</meta:editing-cycles>
    <meta:generator>LibreOffice/4.4.3.2$MacOSX_X86_64 LibreOffice_project/88805f81e9fe61362df02b9941de8e38a9b5fd16</meta:generator>
    <meta:document-statistic meta:table-count="0" meta:image-count="0" meta:object-count="0" meta:page-count="1" meta:paragraph-count="13" meta:word-count="1263" meta:character-count="1771" meta:non-whitespace-character-count="1405"/>
  </office:meta>
</office:document-meta>
</file>